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
      <text:p text:style-name="P1"><text:span text:style-name="T1">INTRO</text:span></text:p>
      <text:p text:style-name="P1"/>
      <text:p text:style-name="P1">CARLOS N'EST PAS TOUT À FAIT LUI-MÊME</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Il y a quelque chose qui a craqué. On voudrait se faire croire que c'est une ride ou une ombre qui tombe mal. Une mèche qui suit le front, tombe sur un œil, dans l'œil. Quand l'œil cligne on voit que ça court également sur la paupière. Ça suit une arête du nez sans se faire repérer, avant de plonger dans la gouttière en-dessous. La lèvre supérieure est fendue, quelques millimètres plus à droite que sa voisine du dessous. C'est une sorte de grande fissure qui parcourt tout le corps à la verticale.</text:p>
      <text:p text:style-name="P1"/>
      <text:p text:style-name="P1">Ça fait quelque chose d'étrange à son visage, comme s'il était Jean qui rit et Jean qui pleure <text:span text:style-name="T2">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C'est juste un trait. Mais ce n'est pas un noir de stylo noir, c'est la couleur de l'Abysse. Le rien. Le grand vide perpétuel.</text:p>
      <text:p text:style-name="P1"/>
      <text:p text:style-name="P1">Carlos s'est figé. Il se fixe des yeux, enfin, chaque œil fixe son reflet.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Patatras, fait l'idée. Elle vient de se manger le mur de la crédibilité à Mach II sans ceinture de sécurité. Dans la tête de Carlos ça joue les <text:span text:style-name="T2">crash dummies</text:span>. Il sait que c'est vrai, que tout est vrai, et dans le même temps il sait qu'il est fou. Il a perdu les pédales de façon définitive, plus de parties gratuites même avec la queue de Mickey.</text:p>
      <text:p text:style-name="P1"/>
      <text:p text:style-name="P1">« <text:span text:style-name="T2">Putain</text:span> Ohh <text:span text:style-name="T2">de</text:span> waaow <text:span text:style-name="T2">merde</text:span>. »</text:p>
      <text:p text:style-name="P1"/>
      <text:p text:style-name="P1"/>
      <text:p text:style-name="P1">JOUR 1 : TEMPS DE FAIRE CONNAISSANCE</text:p>
      <text:p text:style-name="P1"/>
      <text:p text:style-name="P1">Pipo fait cuire des pâtes. Il est doué pour ne pas faire brûler les choses. Sans doute. Les souvenirs se sont un peu fait la malle avec le reste. Charles arrive à l'entrée de la cuisine avec l'air de quelqu'un qui veut aider. Il porte une chemise claire et un jean. Il est pieds nus.</text:p>
      <text:p text:style-name="P1"/>
      <text:p text:style-name="P1">Il a la tête de quelqu'un marqué par la vie, mais pas usé à l'intérieur. Une touffe de cheveux châtain avec quelques traits de gris, un nez droit assez costaud, le visage fin. Il regarde toujours Pipo.</text:p>
      <text:p text:style-name="P1"/>
      <text:p text:style-name="P1">« Tu peux t'assoir et applaudir. »</text:p>
      <text:p text:style-name="P1"/>
      <text:p text:style-name="P1">Mais Charles reste appuyé contre le mur, avec un sourire. Il demande à Pipo :</text:p>
      <text:p text:style-name="P1"/>
      <text:p text:style-name="P1">« Dis, ça ne te fait pas bizarre ? »</text:p>
      <text:p text:style-name="P1"/>
      <text:p text:style-name="P1">« De quoi ? »</text:p>
      <text:p text:style-name="P1"/>
      <text:p text:style-name="P1">« D'être chez nous, comme ça ... Comme si de rien n'était ... »</text:p>
      <text:p text:style-name="P1"/>
      <text:p text:style-name="P1">« Qu'est-ce que tu voudrais ? Qu'on aille se faire ausculter ? ... On reste là et on mange des pâtes. Ça, ça a du sens. »</text:p>
      <text:p text:style-name="P1"/>
      <text:p text:style-name="P1">Charles capitule :</text:p>
      <text:p text:style-name="P1"/>
      <text:p text:style-name="P1">« Okay, ça me va, on verra après ... »</text:p>
      <text:p text:style-name="P1"/>
      <text:p text:style-name="P1">Il se dirige vers le tiroir à couverts. Le cherche pendant un moment.</text:p>
      <text:p text:style-name="P1"/>
      <text:p text:style-name="P1">« Pipo ? »</text:p>
      <text:p text:style-name="P1"/>
      <text:p text:style-name="P1">« À droite de l'évier, et les assiettes sont dans le placard en-dessous. »</text:p>
      <text:p text:style-name="P1"/>
      <text:p text:style-name="P1">« On dirait que c'était plutôt toi la cuisine, hein ? »</text:p>
      <text:p text:style-name="P1"/>
      <text:p text:style-name="P1">« Oh, t'inquiètes pas, t'auras ton tour ! Pas de raison que je sois le seul à m'amuser ! »</text:p>
      <text:p text:style-name="P1"/>
      <text:p text:style-name="P1">C'est autour de Pipo de sourire. Il a l'air plus jeune. Il a des cheveux noirs mi-long qui lui tombent à plat sur la tête, la peau pâle et un nez de lutin. Son attitude joyeuse et nonchalante met à plat les efforts qu'il a mis en place pour ressembler à un adulte responsable pendant au moins <text:span text:style-name="T2">cinq bonnes minutes</text:span>.</text:p>
      <text:p text:style-name="P1"/>
      <text:p text:style-name="P1">Charles, fasciné, s'approche et met une main contre sa joue. Il a l'air inquiet.</text:p>
      <text:p text:style-name="P1"/>
      <text:p text:style-name="P1">« Il nous est arrivé un drôle de truc, hein. »</text:p>
      <text:p text:style-name="P1"/>
      <text:p text:style-name="P1">Pipo rougit et se fige. Garder une contenance, vite.</text:p>
      <text:p text:style-name="P1"/>
      <text:p text:style-name="P1">« Ouais. Un drôle de truc. »</text:p>
      <text:p text:style-name="P1"/>
      <text:p text:style-name="P1">todo</text:p>
      <text:p text:style-name="P1"/>
      <text:p text:style-name="P1">JOUR 58 : AMAZONIE</text:p>
      <text:p text:style-name="P1"/>
      <text:p text:style-name="P1">Ici c'est l'Amazonie. Très mouillé, des feuilles partout. Même dans le noir complet on <text:span text:style-name="T2">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2">air-guitar</text:span>. Pipo tape sur des trucs.</text:p>
      <text:p text:style-name="P1"/>
      <text:p text:style-name="P1">Pour être plus juste, <text:span text:style-name="T2">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1">todo</text:p>
      <text:p text:style-name="P1"/>
      <text:p text:style-name="P1">CAMILLE ET RUBEN</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2">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2">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2">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2">retire</text:span> le nord ? Et que le froid vient toujours ?</text:p>
      <text:p text:style-name="P1"/>
      <text:p text:style-name="P1">Ruben a une absence crue dans l'estomac. Impossible à digérer.</text:p>
      <text:p text:style-name="P1"/>
      <text:p text:style-name="P1"/>
      <text:p text:style-name="P1"><text:span text:style-name="T1">MYSTÈRE</text:span></text:p>
      <text:p text:style-name="P1"/>
      <text:p text:style-name="P1">CAMILLE</text:p>
      <text:p text:style-name="P1"/>
      <text:p text:style-name="P1">Elle a mis sous clé la baraque à Noirmoutier pour la semaine. Elle a appelé Judith qui s'occupera de l'AMAP et du cours de poterie. Doro était en pension à Tours de toute façon. Elle a fait ses affaires : trois fringues, autant de foulards, une couette, tout dans le coffre. Les rétros sont réglés, il y a une bouteille d'eau dans la portière et une bonne compil' des seventies dans une clé USB. Elle a pris le pain et des cookies au caramel au beurre salé (presque déjà mangés). Elle est prête à partir.</text:p>
      <text:p text:style-name="P1"/>
      <text:p text:style-name="P1">Elle a reçu une carte postale il y a une semaine. Une photo de village bucolique avec des ardoises de pierre. La carte disait :</text:p>
      <text:p text:style-name="P1"/>
      <text:p text:style-name="P1">« Vient nous voir si tu veux. Charles &amp; Pipo. »</text:p>
      <text:p text:style-name="P1"/>
      <text:p text:style-name="P1">Elle a reconnu l'écriture de Carlos tout de suite. Six mois sans nouvelles, viré pour absences répété, Ruben dans un état pas possible, et il envoie une putain de <text:span text:style-name="T2">carte postale</text:span> ? En signant Charles, en plus. Il joue, il s'en fiche, il est temps d'aller lui redresser les idées sévèrement.</text:p>
      <text:p text:style-name="P1"/>
      <text:p text:style-name="P1">Il paraît que la crise de la cinquantaine peut faire ça. Déséquilibre émotionnel, oui, incapacité à relâcher aussi, c'est un peu comme ça qu'ils s'étaient quittés tous les deux, ça et l'usure. Mais aller de planquer en Creuse et envoyer des cartes postales. Il se fout de nous, vraiment.</text:p>
      <text:p text:style-name="P1"/>
      <text:p text:style-name="P1">Carlos, on avait dit que ne je viendrais plus te chercher.</text:p>
      <text:p text:style-name="P1"/>
      <text:p text:style-name="P1">PETITE HISTOIRE DE CARLOS</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2">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2">comment ça marche</text:span>.</text:p>
      <text:p text:style-name="P1"/>
      <text:p text:style-name="P1">Il a aussi oublié comment lui-même fonctionne, apparemment.</text:p>
      <text:p text:style-name="P1"/>
      <text:p text:style-name="P1">LE LANGAGE DU VENT</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2">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 Alors quand même j'étais là donc je lui ai parlé de Carlos, enfin de Charles et surtout de Pipo. Je me suis lancée, je me suis dit comment dire, il va faire quoi, il va me traiter de folle ? Avec sa dégaine de fakir de bibliothèque ? Et donc il écoute.</text:p>
      <text:p text:style-name="P1"/>
      <text:p text:style-name="P1">« Et lui commence à me parler du vent, que le vent, la vibration, c'est pas quelque chose de naturel, enfin c'est un langage. C'est les choses qui parlent. C'est sa théorie, sur les choses qui parlent par une sorte de danse. Alors il met très longtemps à décrypter, il a des armoires entières, vitrées et tout, avec dedans juste des classeurs et les discussions qu'il a transcrit ...</text:p>
      <text:p text:style-name="P1"/>
      <text:p text:style-name="P1">« Moi à ce stade j'avais décroché, si tu l'avais vu ... Enfin je me disais que bon c'était vraiment pas la peine de faire tout ce chemin pour trouver le Baron Toqué ... Et puis là il me fait une allusion, et c'est un truc assez intime donc je vais pas vous raconter, mais le fait qu'il sache ça sur Carlos ... Je veux dire avec Carlos on en avait parlé, et il disait non non tout est normal, il avait été voir des médecins mais tout allait bien mais moi je savais. C'était pas désagréable du tout mais c'était pas naturel, quoi. Très étrange, pas humain presque. Et là le professeur qui vise dans le mille. Du coup j'ai écouté un peu plus. »</text:p>
      <text:p text:style-name="P1"/>
      <text:p text:style-name="P1">todo</text:p>
      <text:p text:style-name="P1"/>
      <text:p text:style-name="P1">ARRIVÉE DU CHORUS</text:p>
      <text:p text:style-name="P1"/>
      <text:p text:style-name="P1">C'est le bouillon originel. Une larme sur un grumeau, en rotation autour d'une explosion pas finie. Dans le coin, on parle en éons : rien de vraiment palpitant ne se passe en-dessous d'une ère géologique. <text:s text:c="1"/>Tout est calme.</text:p>
      <text:p text:style-name="P1"/>
      <text:p text:style-name="P1">Les éléments primordiaux discutent en tortillant des mouvements mesurés dans l'eau et l'air, dans la roche : une danse, un langage. Ils disent que leurs molécules sont ok, leurs atomes très contents, leurs quarks ont la pèche. Ils peuvent descendre comme ça jusqu'à l'infiniment petit. Ça dure des heures. C'est une simple salutation.</text:p>
      <text:p text:style-name="P1"/>
      <text:p text:style-name="P1">Il est murmuré, dans le grand bain, que quelque chose se prépare. Qu'est-ce qui se prépare ? Un avènement. L'avènement de quoi ? De nous, en tant que moi.</text:p>
      <text:p text:style-name="P1"/>
      <text:p text:style-name="P1">Ils l'ont fait de nombreuses fois, ce petit jeu de l'assemblage. <text:span text:style-name="T2">De la simplicité naît la complexité</text:span>. C'est pour ça qu'ils en connaissent un rayon sur leurs inventaires organiques respectifs : ils ne sont qu'atomes qui collaborent, eux -mêmes la joyeuse association d'individus plus petits, tout ceci jusqu'au <text:span text:style-name="T2">primotron</text:span>. Le primotron est tellement simple que seul l'assemblage volontaire le sauve de n'être que matière inerte <text:span text:style-name="T2">ad vitam eternam</text:span>.</text:p>
      <text:p text:style-name="P1"/>
      <text:p text:style-name="P1">Ce que les éléments ont prévu est cependant d'une autre ampleur que leurs collaborations précédentes : il s'agirait d'unir tout le monde d'un coup, et ce non pas géographiquement (ce qui empêcherait tout déplacement intéressant)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il hume le parfum de l'orbite et du centre de la Terre.</text:p>
      <text:p text:style-name="P1"/>
      <text:p text:style-name="P1">Il envoie des messages. Le Chorus aimerait bien savoir si, autre part dans l'Univers il n'y aurait pas une vie amicale avec laquelle bavarder, s'unir peut-être ? Le chorus voit le cosmos comme une grande pyramide à assembler, toujours plus haut, toujours plus loin.</text:p>
      <text:p text:style-name="P1"/>
      <text:p text:style-name="P1">Quelques éons et des brouettes plus tard, pas de réponse. La galaxie fait la morte. N'y a-t-il pas un endroit ailleurs où un primotron aurait décidé de se connecter et d'enfanter la vie originelle ? Dans le doute, le Chorus se déclare Intelligence Suprême. Ce n'est pas la modestie qui l'étouffe.</text:p>
      <text:p text:style-name="P1"/>
      <text:p text:style-name="P1">CAMILLE CHEZ CHARLES ET PIPO</text:p>
      <text:p text:style-name="P1"/>
      <text:p text:style-name="P1">todo</text:p>
      <text:p text:style-name="P1"/>
      <text:p text:style-name="P1"/>
      <text:p text:style-name="P1"><text:span text:style-name="T1">RÉSOLUTION</text:span></text:p>
      <text:p text:style-name="P1"/>
      <text:p text:style-name="P1">BOUTHATTHA</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2">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 PLAN DU CHORUS</text:p>
      <text:p text:style-name="P1"/>
      <text:p text:style-name="P1">Les discussions ça prend du temps. Et puis qui se fiche de comment va le troisième quark à gauche de la deuxième molécule voisine ?</text:p>
      <text:p text:style-name="P1"/>
      <text:p text:style-name="P1">Il y a des éléments qui ne sont pas d'accord avec la façon de faire du Chorus. Alors, ils font ce que font toutes les créatures intelligentes de l'univers qui ne sont pas d'accord avec les autres : elles partent faire autre chose.</text:p>
      <text:p text:style-name="P1"/>
      <text:p text:style-name="P1">Leur grande idée, c'est de s'accoupler à de la matière morte. Débaucher des cailloux, peut-être de l'eau ? Qu'est-ce qui se passerait si on pouvait discuter juste à quelques-uns, et puis envoyer le résultat à des primotrons sans volonté ? On perdrait en acuité, certes, mais pour quelle vitesse ! Une cellule <text:span text:style-name="T2">pensante</text:span> dirait « fait ça », et la cellule d'à côté ? Pas bonjour ni au revoir, juste : « Oui, chef ». Le pied.</text:p>
      <text:p text:style-name="P1"/>
      <text:p text:style-name="P1">Le Chorus les a appelés les Intelligences Solitaires. Pas moyen de discuter avec les solitaires : toute cette matière morte à <text:span text:style-name="T2">faire danser</text:span>, et puis toujours à essayer de couper les salutations. Des rustres. En revanche il faut avouer que la stratégie de l'efficacité sur la forme semble payante sur un point : la conquête de l'espace terrestre. Déjà ils nagent, rampent, se multiplient par millions, avec la grâce de créatures sans moyen de communication, et une perception <text:span text:style-name="T2">si</text:span> limitée.</text:p>
      <text:p text:style-name="P1"/>
      <text:p text:style-name="P1">Ils embêtent beaucoup le Chorus. Il ne peut plus du tout construire sa pyramide cosmique, il y a des éléments qui restent à côté. Patauds, rustres et insensibles : des dégénérés. Le concept d'union totale est spolié par la présence des solitaires. Il faut faire quelque chose, convient le Chorus en plus de temps qu'il n'en faut à l'Univers pour faire atchoum.</text:p>
      <text:p text:style-name="P1"/>
      <text:p text:style-name="P1">***</text:p>
      <text:p text:style-name="P1"/>
      <text:p text:style-name="P1">Il est difficile de s'imaginer à quel point le concept de meurtre est un non-sens pour le Chorus. Nous ne somme qu'humains, <text:span text:style-name="T2">effectivement</text:span> mortels. Le Chorus sait que chaque assemblage suit son cours et se brise pour en reformer d'autres. Il observe ce ballet avec assez peu d'intérêt : personne ne <text:span text:style-name="T2">disparaît</text:span> vraiment, pas de larmes ou de regrets éternels.</text:p>
      <text:p text:style-name="P1"/>
      <text:p text:style-name="P1">C'est pourquoi il faut autant de temps à mettre au point son plan. Son idée la plus proche de l'éradication des solitaires serait : démontrer aux éléments responsables que l'efficacité apparente se paye sur le long terme. Convaincre. Pour ça, il faut être entendu. Pour être entendu, il faut tous les désassembler. Pour le Chorus, le plan n'est <text:span text:style-name="T2">pas du tout</text:span> un génocide.</text:p>
      <text:p text:style-name="P1"/>
      <text:p text:style-name="P1">Heureusement, les solitaires semblent avoir fait de grands progrès en matière de déconstruction : ils se défont eux-mêmes, et les uns les autres, pour des raisons assez obscures. En tout cas, il suffirait d'encourager la tendance.</text:p>
      <text:p text:style-name="P1"/>
      <text:p text:style-name="P1">C'est une simple observation qui permet au Chorus de mettre la touche finale au plan. Instables, les solitaires consomment des ressources pour maintenir une forme. Plus ces ressources sont importantes, plus la population des solitaire s'accroît, et plus ils s'emballent. En haut du pic, les solitaires consomment tellement tout, tellement vite que le soudain manque les pousse à s'entre-défaire pour s'emparer de ce que <text:span text:style-name="T2">possèdent</text:span> les autres. Il faut juste concocter une créature capable de <text:span text:style-name="T2">tout</text:span> manger et <text:span text:style-name="T2">tout</text:span> détruire.</text:p>
      <text:p text:style-name="P1"/>
      <text:p text:style-name="P1">***</text:p>
      <text:p text:style-name="P1"/>
      <text:p text:style-name="P1">Alors, le Chorus pensa la Terre comme la plus fantastique collection de ressources fossiles et renouvelables que l'on puisse imaginer. Une chaîne alimentaire. Un mécanisme de reproduction cassé. Sûrement, la dégringolade viendrait.</text:p>
      <text:p text:style-name="P1"/>
      <text:p text:style-name="P1">Il leur fallut à peine six éons. À l'aube du septième, l'homme fut.</text:p>
      <text:p text:style-name="P1"/>
      <text:p text:style-name="P1">OBJECTION AU PLAN</text:p>
      <text:p text:style-name="P1"/>
      <text:p text:style-name="P1">Mais ne nous y trompons pas : les végétaux ne désirent pas notre mort dans leur ensemble. Disont plutôt : ils ne souhaitent notre disparition <text:span text:style-name="T2">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2">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1">CARLOS ET LE JARDIN</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2">c'est la classe</text:span>. La fontaine en elle-même est un manège géant fait exprès pour les voitures, il y a des petits emplacements en relief exprès-prévu pour les ranger à la verticale. C'est là qu'elles devraient rester si on demandait pas <text:span text:style-name="T2">tout le temps</text:span> à Carlos de les ranger.</text:p>
      <text:p text:style-name="P1"/>
      <text:p text:style-name="P1">De l'autre côté, ça continue en saut d'obstacle. Les dalles en pierre <text:span text:style-name="T2">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1">CE QUI EST ARRIVÉ À CARLOS</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2">constance</text:span> qui définit notre individualité comme le <text:span text:style-name="T2">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RENAISSANCE</text:p>
      <text:p text:style-name="P1"/>
      <text:p text:style-name="P1">« <text:span text:style-name="T2">Putain</text:span> Ohh <text:span text:style-name="T2">de</text:span> waaow <text:span text:style-name="T2">merde</text:span>. »</text:p>
      <text:p text:style-name="P1"/>
      <text:p text:style-name="P1">Les deux moitiés de Carlos semblent avoir prononcé quelque chose de différent <text:span text:style-name="T2">en même temps</text:span>.</text:p>
      <text:p text:style-name="P1"/>
      <text:p text:style-name="P1">La moitié gauche, sceptique, regarde la moitié droite. La moitié droite se crispe d'horreur, puis demi-hurle. Ils s'effondrent au sol avec quatre-vingt-cinq kilos de bon sens. Ça fait un bruit de panier de linge qu'on renverse. Les deux moitiés de corps se séparent sous le choc.</text:p>
      <text:p text:style-name="P1"/>
      <text:p text:style-name="P1">Deux moitiés de personnes essayant de crier avec une moitié de la tuyauterie vocale. Elles tressautent et rampent en essayant de s'éloigner l'une de l'autre. À force de tortillement Carlos droit se sort de la veste de pyjama et d'un bond surhumain parvient à la station verticale. Elle saute à cloche-pied sur un, deux, trois pas, traînant Carlos gauche à terre, avec le bas de pyjama entortillé autour du genou. Carlos gauche réplique en attrapant le tissu et en tirant. Carlos droit lui tombe dessus. Épuisés, ils arrêtent de se battre pour un moment. Silence.</text:p>
      <text:p text:style-name="P1"/>
      <text:p text:style-name="P1">todo</text:p>
      <text:p text:style-name="P1"/>
      <text:p text:style-name="P1">CE QUI EST ARRIVÉ À CAMILLE</text:p>
      <text:p text:style-name="P1"/>
      <text:p text:style-name="P1">todo</text:p>
      <text:p text:style-name="P1"/>
      <text:p text:style-name="P1"/>
      <text:p text:style-name="P1"><text:span text:style-name="T1">ÉPILOGUE</text:span></text:p>
      <text:p text:style-name="P1"/>
      <text:p text:style-name="P1">LILA</text:p>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